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Standard">
      <style:text-properties officeooo:paragraph-rsid="0054fbf0"/>
    </style:style>
    <style:style style:name="P10" style:family="paragraph" style:parent-style-name="Heading_20_2">
      <style:paragraph-properties fo:break-before="page"/>
    </style:style>
    <style:style style:name="P11" style:family="paragraph" style:parent-style-name="Standard">
      <style:text-properties officeooo:paragraph-rsid="0003be07"/>
    </style:style>
    <style:style style:name="P12" style:family="paragraph" style:parent-style-name="Standard">
      <style:text-properties officeooo:rsid="000b7ef9" officeooo:paragraph-rsid="000b7ef9"/>
    </style:style>
    <style:style style:name="P13" style:family="paragraph" style:parent-style-name="Standard">
      <style:text-properties officeooo:paragraph-rsid="000bde07"/>
    </style:style>
    <style:style style:name="P14" style:family="paragraph" style:parent-style-name="Standard">
      <style:text-properties officeooo:rsid="000bde07" officeooo:paragraph-rsid="000bde07"/>
    </style:style>
    <style:style style:name="P15" style:family="paragraph" style:parent-style-name="Standard">
      <style:text-properties officeooo:paragraph-rsid="000e2b3f"/>
    </style:style>
    <style:style style:name="P16" style:family="paragraph" style:parent-style-name="List_20_Paragraph" style:list-style-name="WWNum1"/>
    <style:style style:name="P17" style:family="paragraph" style:parent-style-name="List_20_Paragraph" style:list-style-name="WWNum5"/>
    <style:style style:name="P18" style:family="paragraph" style:parent-style-name="List_20_Paragraph" style:list-style-name="WWNum6"/>
    <style:style style:name="P19" style:family="paragraph" style:parent-style-name="List_20_Paragraph" style:list-style-name="WWNum6">
      <style:text-properties style:text-underline-style="solid" style:text-underline-width="auto" style:text-underline-color="font-color"/>
    </style:style>
    <style:style style:name="P20" style:family="paragraph" style:parent-style-name="Heading_20_3">
      <style:paragraph-properties fo:break-before="page"/>
    </style:style>
    <style:style style:name="P21" style:family="paragraph" style:parent-style-name="Standard">
      <style:text-properties officeooo:rsid="001330d8" officeooo:paragraph-rsid="001330d8"/>
    </style:style>
    <style:style style:name="P22" style:family="paragraph" style:parent-style-name="Heading_20_4">
      <style:text-properties officeooo:rsid="001e8682" officeooo:paragraph-rsid="001e8682"/>
    </style:style>
    <style:style style:name="P23" style:family="paragraph" style:parent-style-name="Standard">
      <style:text-properties officeooo:rsid="003308a5" officeooo:paragraph-rsid="00339342"/>
    </style:style>
    <style:style style:name="P24" style:family="paragraph" style:parent-style-name="Heading_20_4">
      <style:text-properties officeooo:rsid="00211e35" officeooo:paragraph-rsid="00211e35"/>
    </style:style>
    <style:style style:name="P25" style:family="paragraph" style:parent-style-name="Standard">
      <style:text-properties officeooo:rsid="00211e35" officeooo:paragraph-rsid="00211e35"/>
    </style:style>
    <style:style style:name="P26" style:family="paragraph" style:parent-style-name="Heading_20_4">
      <style:text-properties officeooo:rsid="0027b836" officeooo:paragraph-rsid="0027b836"/>
    </style:style>
    <style:style style:name="P27" style:family="paragraph" style:parent-style-name="Standard">
      <style:text-properties officeooo:rsid="0027b836" officeooo:paragraph-rsid="0027b836"/>
    </style:style>
    <style:style style:name="P28" style:family="paragraph" style:parent-style-name="Heading_20_4">
      <style:text-properties officeooo:rsid="002b327f" officeooo:paragraph-rsid="002b327f"/>
    </style:style>
    <style:style style:name="P29" style:family="paragraph" style:parent-style-name="Standard">
      <style:text-properties officeooo:rsid="002b327f" officeooo:paragraph-rsid="002b327f"/>
    </style:style>
    <style:style style:name="P30" style:family="paragraph" style:parent-style-name="Heading_20_4">
      <style:text-properties officeooo:rsid="003919d3" officeooo:paragraph-rsid="003919d3"/>
    </style:style>
    <style:style style:name="P31" style:family="paragraph" style:parent-style-name="Standard">
      <style:text-properties officeooo:rsid="003919d3" officeooo:paragraph-rsid="003919d3"/>
    </style:style>
    <style:style style:name="P32" style:family="paragraph" style:parent-style-name="Standard">
      <style:text-properties officeooo:rsid="00133339" officeooo:paragraph-rsid="00133339"/>
    </style:style>
    <style:style style:name="P33" style:family="paragraph" style:parent-style-name="Heading_20_4">
      <style:text-properties officeooo:rsid="003a1236" officeooo:paragraph-rsid="003a1236"/>
    </style:style>
    <style:style style:name="P34" style:family="paragraph" style:parent-style-name="Standard">
      <style:text-properties officeooo:rsid="003a1236" officeooo:paragraph-rsid="003a1236"/>
    </style:style>
    <style:style style:name="P35" style:family="paragraph" style:parent-style-name="Standard">
      <style:text-properties officeooo:rsid="003a481b" officeooo:paragraph-rsid="003a481b"/>
    </style:style>
    <style:style style:name="P36" style:family="paragraph" style:parent-style-name="Heading_20_4">
      <style:text-properties officeooo:rsid="00211e35" officeooo:paragraph-rsid="003c1cc1"/>
    </style:style>
    <style:style style:name="P37" style:family="paragraph" style:parent-style-name="Standard">
      <style:text-properties officeooo:rsid="003c1cc1" officeooo:paragraph-rsid="003c1cc1"/>
    </style:style>
    <style:style style:name="P38" style:family="paragraph" style:parent-style-name="Heading_20_4">
      <style:text-properties officeooo:rsid="0027b836" officeooo:paragraph-rsid="003de28e"/>
    </style:style>
    <style:style style:name="P39" style:family="paragraph" style:parent-style-name="Standard">
      <style:text-properties officeooo:rsid="003de28e" officeooo:paragraph-rsid="003de28e"/>
    </style:style>
    <style:style style:name="P40" style:family="paragraph" style:parent-style-name="Heading_20_4">
      <style:text-properties officeooo:rsid="00420fb5" officeooo:paragraph-rsid="00420fb5"/>
    </style:style>
    <style:style style:name="P41" style:family="paragraph" style:parent-style-name="Standard">
      <style:text-properties officeooo:rsid="00420fb5" officeooo:paragraph-rsid="00420fb5"/>
    </style:style>
    <style:style style:name="P42" style:family="paragraph" style:parent-style-name="Heading_20_4">
      <style:text-properties officeooo:rsid="0042e9c5" officeooo:paragraph-rsid="0042e9c5"/>
    </style:style>
    <style:style style:name="P43" style:family="paragraph" style:parent-style-name="Standard">
      <style:text-properties officeooo:rsid="0042e9c5" officeooo:paragraph-rsid="0042e9c5"/>
    </style:style>
    <style:style style:name="P44" style:family="paragraph" style:parent-style-name="Heading_20_2">
      <style:paragraph-properties fo:break-before="page"/>
      <style:text-properties officeooo:rsid="0043d07c" officeooo:paragraph-rsid="0043d07c"/>
    </style:style>
    <style:style style:name="P45" style:family="paragraph" style:parent-style-name="Heading_20_3">
      <style:text-properties officeooo:rsid="0043d07c" officeooo:paragraph-rsid="0043d07c"/>
    </style:style>
    <style:style style:name="P46" style:family="paragraph" style:parent-style-name="Heading_20_4">
      <style:text-properties officeooo:rsid="0043d07c" officeooo:paragraph-rsid="0043d07c"/>
    </style:style>
    <style:style style:name="P47" style:family="paragraph" style:parent-style-name="Standard">
      <style:text-properties officeooo:rsid="0043d07c" officeooo:paragraph-rsid="0043d07c"/>
    </style:style>
    <style:style style:name="P48" style:family="paragraph" style:parent-style-name="Heading_20_4">
      <style:text-properties officeooo:rsid="0043dfb1" officeooo:paragraph-rsid="0043dfb1"/>
    </style:style>
    <style:style style:name="P49" style:family="paragraph" style:parent-style-name="Standard">
      <style:text-properties officeooo:rsid="0043dfb1" officeooo:paragraph-rsid="0043dfb1"/>
    </style:style>
    <style:style style:name="P50" style:family="paragraph" style:parent-style-name="Heading_20_3">
      <style:text-properties officeooo:rsid="00484709" officeooo:paragraph-rsid="00484709"/>
    </style:style>
    <style:style style:name="P51" style:family="paragraph" style:parent-style-name="Heading_20_4">
      <style:text-properties officeooo:rsid="00484709" officeooo:paragraph-rsid="00484709"/>
    </style:style>
    <style:style style:name="P52" style:family="paragraph" style:parent-style-name="Standard">
      <style:text-properties officeooo:rsid="00484709" officeooo:paragraph-rsid="00484709"/>
    </style:style>
    <style:style style:name="P53" style:family="paragraph" style:parent-style-name="Heading_20_3">
      <style:text-properties officeooo:rsid="004ceafc" officeooo:paragraph-rsid="004ceafc"/>
    </style:style>
    <style:style style:name="P54" style:family="paragraph" style:parent-style-name="Heading_20_4">
      <style:text-properties officeooo:rsid="004ceafc" officeooo:paragraph-rsid="004ceafc"/>
    </style:style>
    <style:style style:name="P55"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4fef0b"/>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1cafd1"/>
    </style:style>
    <style:style style:name="T17" style:family="text">
      <style:text-properties officeooo:rsid="001f0451"/>
    </style:style>
    <style:style style:name="T18" style:family="text">
      <style:text-properties officeooo:rsid="00350c45"/>
    </style:style>
    <style:style style:name="T19" style:family="text">
      <style:text-properties officeooo:rsid="0024bcbc"/>
    </style:style>
    <style:style style:name="T20" style:family="text">
      <style:text-properties officeooo:rsid="0025fed0"/>
    </style:style>
    <style:style style:name="T21" style:family="text">
      <style:text-properties officeooo:rsid="0026095e"/>
    </style:style>
    <style:style style:name="T22" style:family="text">
      <style:text-properties officeooo:rsid="0022d8a0"/>
    </style:style>
    <style:style style:name="T23" style:family="text">
      <style:text-properties officeooo:rsid="00297071"/>
    </style:style>
    <style:style style:name="T24" style:family="text">
      <style:text-properties officeooo:rsid="002b7beb"/>
    </style:style>
    <style:style style:name="T25" style:family="text">
      <style:text-properties officeooo:rsid="002d682d"/>
    </style:style>
    <style:style style:name="T26" style:family="text">
      <style:text-properties officeooo:rsid="002fd93c"/>
    </style:style>
    <style:style style:name="T27" style:family="text">
      <style:text-properties officeooo:rsid="003b8566"/>
    </style:style>
    <style:style style:name="T28" style:family="text">
      <style:text-properties officeooo:rsid="0040817a"/>
    </style:style>
    <style:style style:name="T29" style:family="text">
      <style:text-properties officeooo:rsid="003cb9c7"/>
    </style:style>
    <style:style style:name="T30" style:family="text">
      <style:text-properties officeooo:rsid="003e3c49"/>
    </style:style>
    <style:style style:name="T31" style:family="text">
      <style:text-properties officeooo:rsid="003f5182"/>
    </style:style>
    <style:style style:name="T32" style:family="text">
      <style:text-properties officeooo:rsid="0043dfb1"/>
    </style:style>
    <style:style style:name="T33"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9"><text:span text:style-name="T2">It will have to insert data into the database when creating a new account, and when saving players’ highest scores.</text:span></text:p>
      <text:p text:style-name="P9"/>
      <text:h text:style-name="P10"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11"><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2">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13">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4">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5">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15"><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16">Wall</text:p>
          <text:list>
            <text:list-item>
              <text:p text:style-name="P16"><text:span text:style-name="T13">│</text:span> ┌ ─ ┐ ├ ┤ ┼ └ ┘ ┬ ┴</text:p>
            </text:list-item>
          </text:list>
        </text:list-item>
        <text:list-item>
          <text:p text:style-name="P16">Door</text:p>
          <text:list>
            <text:list-item>
              <text:p text:style-name="P16">═ ║</text:p>
            </text:list-item>
          </text:list>
        </text:list-item>
      </text:list>
      <text:p text:style-name="Standard"/>
      <text:h text:style-name="P10"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7"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7"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17"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8"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18"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9">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0"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0"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0"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0"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0"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1">As the game will be programmed in Java, any machines it is developed on will require a JDK installed. <text:span text:style-name="T16">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1">To develop the game, machines will also require a Java-compatable IDE. For Space, I will be using IntelliJ IDEA, as it is equipped with lots of functionality for preventing and locating bugs.</text:p>
      <text:h text:style-name="P22" text:outline-level="4">Operating System</text:h>
      <text:p text:style-name="P23">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3"><text:span text:style-name="T17">Older versions </text:span><text:span text:style-name="T18">and other operating systems</text:span><text:span text:style-name="T17"> will not be compatable with either some or all of the development tools, and therefore won’t be usable.</text:span></text:p>
      <text:h text:style-name="P24" text:outline-level="4">R<text:span text:style-name="T19">andom Access Memory (RAM)</text:span></text:h>
      <text:p text:style-name="P25">According to IntelliJ IDEA’s system requirements, the minimum amount of RAM <text:span text:style-name="T20">needed</text:span> to run the <text:span text:style-name="T21">software</text:span> is 2 GB.</text:p>
      <text:p text:style-name="P25">RAM is the primary storage of a computer, and is used to hold instructions and data for programs that are currently running. If the machine runs out of RAM, it will become very slow to use and can <text:span text:style-name="T22">eventually crash.</text:span></text:p>
      <text:h text:style-name="P26" text:outline-level="4">Central Processing Unit (CPU)</text:h>
      <text:p text:style-name="P27">According to IntelliJ IDEA’s system requirements, the minimum CPU needed to run the software is any modern CPU, but it strongly recommends a multi-core one as it supports multithreading.</text:p>
      <text:p text:style-name="P27">A CPU handles all the instructions from programs and the computer. Each core is esentially another connected CPU, and it allows programs that support multithreading to run instructions <text:span text:style-name="T23">in parallel</text:span>, making them much faster.</text:p>
      <text:h text:style-name="P28" text:outline-level="4"><text:soft-page-break/>Secondary Storage</text:h>
      <text:p text:style-name="P29">Accordin<text:span text:style-name="T24">g</text:span> to IntelliJ IDEA’s system requirements, the minimum amount of secondary storage needed to run the software is 3.5 GB.</text:p>
      <text:p text:style-name="P29">Secondary storage is used to hold permanent data, such as software <text:span text:style-name="T25">and</text:span> files. In the development of Space, it will be used to store <text:span text:style-name="T25">software files for both IntelliJ IDEA and the JDK, and the data for the game it</text:span><text:span text:style-name="T26">self.</text:span></text:p>
      <text:h text:style-name="P30" text:outline-level="4">Mouse &amp; Keyboard</text:h>
      <text:p text:style-name="P31">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2">As Java is not installed the majority of machines by default, anyone wanting to launch the game will also require java to be downloaded.</text:p>
      <text:h text:style-name="P33" text:outline-level="4">Operating System</text:h>
      <text:p text:style-name="P34">According to Java 21’s system requirements, the oldest operating systems compatable are Windows 10, Ubuntu Linux 22.04 LTS, and macOS 11.</text:p>
      <text:p text:style-name="P35">Older operating systems will not be compatable with Java 21, and therefore won’t be <text:span text:style-name="T27">able to launch the game.</text:span></text:p>
      <text:h text:style-name="P36" text:outline-level="4">R<text:span text:style-name="T19">andom Access Memory (RAM)</text:span></text:h>
      <text:p text:style-name="P37">As Space is a text-adventure using minimal graphics, and is programmed in Java – which is a relatively memory-efficient language – a machine would require <text:span text:style-name="T28">less than</text:span> 1 GB to comfortably run the game.</text:p>
      <text:p text:style-name="P37">If the machine did not have enough RAM when running the game, <text:span text:style-name="T29">then it could crash.</text:span></text:p>
      <text:h text:style-name="P38" text:outline-level="4">Central Processing Unit (CPU)</text:h>
      <text:p text:style-name="P39"><text:span text:style-name="T30">As</text:span> <text:span text:style-name="T30">Space</text:span> is a text-adventure using minimal graphics, there aren’t many CPUs that <text:span text:style-name="T31">won</text:span>’t be able to run it. A CPU with multiple cores could be useful to run multithreaded processes, but there will not be many of these and the impact they will have will be minimal.</text:p>
      <text:h text:style-name="P40" text:outline-level="4">Secondary Storage</text:h>
      <text:p text:style-name="P41">To launch the game, the machine will require both Java 21 and the game’s executable file installed. Combined, these will take <text:soft-page-break/>up less than 1 GB, meaning it can be played on virtually any device.</text:p>
      <text:h text:style-name="P42" text:outline-level="4">Keyboard</text:h>
      <text:p text:style-name="P43">As Space is a text-adventure, it is controlled by typing in commands to control your character. To do this, the player will require an English keyboard. A mouse will not be needed at all.</text:p>
      <text:p text:style-name="P43"/>
      <text:h text:style-name="P44" text:outline-level="2"><text:bookmark-start text:name="__RefHeading___Toc1083_1552378923"/>Success Criteria<text:bookmark-end text:name="__RefHeading___Toc1083_1552378923"/></text:h>
      <text:h text:style-name="P45" text:outline-level="3"><text:bookmark-start text:name="__RefHeading___Toc1085_1552378923"/>#1 - Functional GUI<text:bookmark-end text:name="__RefHeading___Toc1085_1552378923"/></text:h>
      <text:h text:style-name="P46" text:outline-level="4">How will it be assessed?</text:h>
      <text:p text:style-name="P47">If the <text:span text:style-name="T32">the game can be played fully through the GUI</text:span> (somewhere to input commands, somewhere for the game to reply to commands, <text:span text:style-name="T32">somewhere to see the room name, somewhere to see player health, and somewhere to see the map).</text:span></text:p>
      <text:h text:style-name="P48" text:outline-level="4">Justification</text:h>
      <text:p text:style-name="P49">If the GUI is not functional, then aspects of the game will not be usable or function correctly, making the game less fun or even impossible to play.</text:p>
      <text:h text:style-name="P50" text:outline-level="3"><text:bookmark-start text:name="__RefHeading___Toc1124_3278434874"/>#2 – Room descriptions<text:bookmark-end text:name="__RefHeading___Toc1124_3278434874"/></text:h>
      <text:h text:style-name="P51" text:outline-level="4">How will it be assessed?</text:h>
      <text:p text:style-name="P52">If rooms are described correctly to the player, listing all items contained within it, and any items contained within them, and it is all formatted correctly.</text:p>
      <text:h text:style-name="P51" text:outline-level="4">Justification</text:h>
      <text:p text:style-name="P52">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3" text:outline-level="3"><text:bookmark-start text:name="__RefHeading___Toc1128_1941775689"/>#3 – <text:span text:style-name="T33">Good c</text:span>ombat system<text:bookmark-end text:name="__RefHeading___Toc1128_1941775689"/></text:h>
      <text:h text:style-name="P54" text:outline-level="4">How will it be assessed?</text:h>
      <text:p text:style-name="P55">Using a questionnaire.</text:p>
      <text:h text:style-name="P54" text:outline-level="4">Justification</text:h>
      <text:p text:style-name="P55">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99</meta:editing-cycles>
    <meta:creation-date>2024-06-13T08:47:00</meta:creation-date>
    <dc:date>2024-09-08T23:28:35.542215796</dc:date>
    <meta:editing-duration>P1DT7H19M58S</meta:editing-duration>
    <meta:generator>LibreOffice/24.8.0.3$MacOSX_AARCH64 LibreOffice_project/0bdf1299c94fe897b119f97f3c613e9dca6be583</meta:generator>
    <meta:document-statistic meta:table-count="1" meta:image-count="5" meta:object-count="0" meta:page-count="19" meta:paragraph-count="201" meta:word-count="4342" meta:character-count="24726" meta:non-whitespace-character-count="20578"/>
    <meta:user-defined meta:name="AppVersion">16.0000</meta:user-defined>
    <meta:template xlink:type="simple" xlink:actuate="onRequest" xlink:title="Normal.dotm" xlink:href=""/>
  </office:meta>
</office:document-meta>
</file>